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0005e2" officeooo:paragraph-rsid="000005e2"/>
    </style:style>
    <style:style style:name="P2" style:family="paragraph" style:parent-style-name="Standard">
      <style:paragraph-properties fo:text-align="end" style:justify-single-word="false"/>
      <style:text-properties officeooo:rsid="000005e2" officeooo:paragraph-rsid="000005e2"/>
    </style:style>
    <style:style style:name="P3" style:family="paragraph" style:parent-style-name="Standard" style:list-style-name="L1">
      <style:paragraph-properties fo:text-align="start" style:justify-single-word="false"/>
      <style:text-properties officeooo:rsid="0000142b" officeooo:paragraph-rsid="0000142b"/>
    </style:style>
    <style:style style:name="P4" style:family="paragraph" style:parent-style-name="Standard" style:list-style-name="L1">
      <style:paragraph-properties fo:text-align="start" style:justify-single-word="false"/>
      <style:text-properties officeooo:paragraph-rsid="0000142b"/>
    </style:style>
    <style:style style:name="P5" style:family="paragraph" style:parent-style-name="Standard" style:list-style-name="L1">
      <style:paragraph-properties fo:text-align="start" style:justify-single-word="false"/>
      <style:text-properties officeooo:paragraph-rsid="0009fd05"/>
    </style:style>
    <style:style style:name="P6" style:family="paragraph" style:parent-style-name="Standard" style:list-style-name="L3">
      <style:paragraph-properties fo:text-align="start" style:justify-single-word="false"/>
      <style:text-properties officeooo:paragraph-rsid="000eca20"/>
    </style:style>
    <style:style style:name="P7" style:family="paragraph" style:parent-style-name="Standard" style:list-style-name="L5">
      <style:paragraph-properties fo:text-align="start" style:justify-single-word="false"/>
      <style:text-properties officeooo:paragraph-rsid="0010e65a"/>
    </style:style>
    <style:style style:name="P8" style:family="paragraph" style:parent-style-name="Standard" style:list-style-name="L6">
      <style:paragraph-properties fo:text-align="start" style:justify-single-word="false"/>
      <style:text-properties officeooo:paragraph-rsid="0010e65a"/>
    </style:style>
    <style:style style:name="P9" style:family="paragraph" style:parent-style-name="Standard" style:list-style-name="L1">
      <style:paragraph-properties fo:text-align="start" style:justify-single-word="false"/>
      <style:text-properties officeooo:rsid="000190aa" officeooo:paragraph-rsid="000190aa"/>
    </style:style>
    <style:style style:name="P10" style:family="paragraph" style:parent-style-name="Standard" style:list-style-name="L1">
      <style:paragraph-properties fo:text-align="start" style:justify-single-word="false"/>
      <style:text-properties officeooo:rsid="0006c72e" officeooo:paragraph-rsid="0006c72e"/>
    </style:style>
    <style:style style:name="P11" style:family="paragraph" style:parent-style-name="Standard" style:list-style-name="L1">
      <style:paragraph-properties fo:text-align="start" style:justify-single-word="false"/>
      <style:text-properties officeooo:rsid="0009fd05" officeooo:paragraph-rsid="0009fd05"/>
    </style:style>
    <style:style style:name="P12" style:family="paragraph" style:parent-style-name="Standard" style:list-style-name="L1">
      <style:paragraph-properties fo:text-align="start" style:justify-single-word="false"/>
      <style:text-properties officeooo:rsid="000a7026" officeooo:paragraph-rsid="000a7026"/>
    </style:style>
    <style:style style:name="P13" style:family="paragraph" style:parent-style-name="Standard">
      <style:paragraph-properties fo:text-align="start" style:justify-single-word="false"/>
      <style:text-properties officeooo:rsid="000a7026" officeooo:paragraph-rsid="000a7026"/>
    </style:style>
    <style:style style:name="P14" style:family="paragraph" style:parent-style-name="Standard" style:list-style-name="L7">
      <style:paragraph-properties fo:text-align="start" style:justify-single-word="false"/>
      <style:text-properties officeooo:rsid="000a7026" officeooo:paragraph-rsid="0010e65a"/>
    </style:style>
    <style:style style:name="P15" style:family="paragraph" style:parent-style-name="Standard" style:list-style-name="L9">
      <style:paragraph-properties fo:text-align="start" style:justify-single-word="false"/>
      <style:text-properties officeooo:rsid="000a7026" officeooo:paragraph-rsid="0010e65a"/>
    </style:style>
    <style:style style:name="P16" style:family="paragraph" style:parent-style-name="Standard" style:list-style-name="L10">
      <style:paragraph-properties fo:text-align="start" style:justify-single-word="false"/>
      <style:text-properties officeooo:rsid="000a7026" officeooo:paragraph-rsid="0010e65a"/>
    </style:style>
    <style:style style:name="P17" style:family="paragraph" style:parent-style-name="Standard" style:list-style-name="L11">
      <style:paragraph-properties fo:text-align="start" style:justify-single-word="false"/>
      <style:text-properties officeooo:rsid="000a7026" officeooo:paragraph-rsid="0012c6ad"/>
    </style:style>
    <style:style style:name="P18" style:family="paragraph" style:parent-style-name="Standard" style:list-style-name="L1">
      <style:paragraph-properties fo:text-align="start" style:justify-single-word="false"/>
      <style:text-properties officeooo:rsid="000c28e5" officeooo:paragraph-rsid="000c28e5"/>
    </style:style>
    <style:style style:name="P19" style:family="paragraph" style:parent-style-name="Standard" style:list-style-name="L2">
      <style:paragraph-properties fo:text-align="start" style:justify-single-word="false"/>
      <style:text-properties officeooo:rsid="000c28e5" officeooo:paragraph-rsid="000eca20"/>
    </style:style>
    <style:style style:name="P20" style:family="paragraph" style:parent-style-name="Standard" style:list-style-name="L1">
      <style:paragraph-properties fo:text-align="start" style:justify-single-word="false"/>
      <style:text-properties officeooo:rsid="000ddf8f" officeooo:paragraph-rsid="000ddf8f"/>
    </style:style>
    <style:style style:name="P21" style:family="paragraph" style:parent-style-name="Standard">
      <style:paragraph-properties fo:text-align="start" style:justify-single-word="false"/>
      <style:text-properties officeooo:rsid="000ddf8f" officeooo:paragraph-rsid="000ddf8f"/>
    </style:style>
    <style:style style:name="P22" style:family="paragraph" style:parent-style-name="Standard" style:list-style-name="L3">
      <style:paragraph-properties fo:text-align="start" style:justify-single-word="false"/>
      <style:text-properties officeooo:rsid="000eca20" officeooo:paragraph-rsid="000eca20"/>
    </style:style>
    <style:style style:name="P23" style:family="paragraph" style:parent-style-name="Standard" style:list-style-name="L3">
      <style:paragraph-properties fo:text-align="start" style:justify-single-word="false"/>
      <style:text-properties officeooo:rsid="001052be" officeooo:paragraph-rsid="001052be"/>
    </style:style>
    <style:style style:name="T1" style:family="text">
      <style:text-properties officeooo:rsid="0000142b"/>
    </style:style>
    <style:style style:name="T2" style:family="text">
      <style:text-properties officeooo:rsid="0000f5c5"/>
    </style:style>
    <style:style style:name="T3" style:family="text">
      <style:text-properties officeooo:rsid="00031f69"/>
    </style:style>
    <style:style style:name="T4" style:family="text">
      <style:text-properties officeooo:rsid="000463a3"/>
    </style:style>
    <style:style style:name="T5" style:family="text">
      <style:text-properties officeooo:rsid="0006c72e"/>
    </style:style>
    <style:style style:name="T6" style:family="text">
      <style:text-properties officeooo:rsid="00086d2b"/>
    </style:style>
    <style:style style:name="T7" style:family="text">
      <style:text-properties officeooo:rsid="0009fd05"/>
    </style:style>
    <style:style style:name="T8" style:family="text">
      <style:text-properties officeooo:rsid="000a207d"/>
    </style:style>
    <style:style style:name="T9" style:family="text">
      <style:text-properties officeooo:rsid="000a7026"/>
    </style:style>
    <style:style style:name="T10" style:family="text">
      <style:text-properties officeooo:rsid="000ddf8f"/>
    </style:style>
    <style:style style:name="T11" style:family="text">
      <style:text-properties officeooo:rsid="000eca20"/>
    </style:style>
    <style:style style:name="T12" style:family="text">
      <style:text-properties style:text-position="super 58%"/>
    </style:style>
    <style:style style:name="T13" style:family="text">
      <style:text-properties officeooo:rsid="0010e65a"/>
    </style:style>
    <style:style style:name="T14" style:family="text">
      <style:text-properties officeooo:rsid="0012c6ad"/>
    </style:style>
    <style:style style:name="T15" style:family="text">
      <style:text-properties officeooo:rsid="001383c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ksim Semchuk</text:p>
      <text:p text:style-name="P1">CS 491 – Intro to Computer Security</text:p>
      <text:p text:style-name="P1">04/01/2021</text:p>
      <text:p text:style-name="P1">Homework #1</text:p>
      <text:p text:style-name="P1"/>
      <text:list xml:id="list1313151190" text:style-name="L1">
        <text:list-item>
          <text:p text:style-name="P3">Ars Technica Article:</text:p>
          <text:list>
            <text:list-item>
              <text:p text:style-name="P3">Say how the XCodeSpy attack relates to any of the CIA:</text:p>
              <text:list>
                <text:list-item>
                  <text:p text:style-name="P4"><text:span text:style-name="T2">C</text:span><text:span text:style-name="T1">onfidentiality:</text:span></text:p>
                  <text:list>
                    <text:list-item>
                      <text:p text:style-name="P9">The risk of sending data to an unknown server, <text:s/>as well as the script sending data of which contents is still unclear. <text:span text:style-name="T6">Though likely this means the attacker is trying to get access to the developers data, as well as the data the developer would have access to.</text:span></text:p>
                    </text:list-item>
                  </text:list>
                </text:list-item>
                <text:list-item>
                  <text:p text:style-name="P4"><text:span text:style-name="T2">I</text:span><text:span text:style-name="T1">ntegrity:</text:span></text:p>
                  <text:list>
                    <text:list-item>
                      <text:p text:style-name="P9">The integrity of the library, as well as other open source libraries are brought into question. The fact that it has been done for one library, means that it could have/will be done to others until it is fixed. <text:span text:style-name="T5">Until the developer runs the scripts to detect this script, it will not be verified to be clean. </text:span><text:span text:style-name="T8">Apps are often closed source.</text:span></text:p>
                    </text:list-item>
                  </text:list>
                </text:list-item>
                <text:list-item>
                  <text:p text:style-name="P4"><text:span text:style-name="T2">A</text:span><text:span text:style-name="T1">vailability:</text:span></text:p>
                  <text:list>
                    <text:list-item>
                      <text:p text:style-name="P9">A free and open source library used by many developers means that the exploit may be wide spread. <text:span text:style-name="T3">This is a common library used by many </text:span><text:span text:style-name="T4">developers who may or may not be aware of the exploit, and may or may not be interested in updating their code.</text:span></text:p>
                    </text:list-item>
                    <text:list-item>
                      <text:p text:style-name="P10">Just because tools are released to fix these vulnerabilities, does not meant he developers will pay attention and fix these things.</text:p>
                    </text:list-item>
                  </text:list>
                </text:list-item>
              </text:list>
            </text:list-item>
            <text:list-item>
              <text:p text:style-name="P9">Say how the XCodeSpy attack relates to any of the STRIDE categories of threats.</text:p>
              <text:list>
                <text:list-item>
                  <text:p text:style-name="P11">Spoofing: While it isnt clear that the attacker is trying to spoof data/indentities, the fact that they are able to send information back, could result in keys being sent back along with any other data through the reverse ssh connection.</text:p>
                </text:list-item>
                <text:list-item>
                  <text:p text:style-name="P5"><text:span text:style-name="T7">Tampering: The attackers in this case have tampered with the open source library. </text:span><text:span text:style-name="T9">This may be patched but does not mean that the developers who have used the library app’s are patched.</text:span></text:p>
                </text:list-item>
                <text:list-item>
                  <text:p text:style-name="P12">Repudiation: Being likely that it is North Korea responsible, it does not appear they have responded to this. So, not applicable.</text:p>
                </text:list-item>
                <text:list-item>
                  <text:p text:style-name="P12">Information Disclosure: The fact that there was a open SSH connection to send data back, likely means that at least SOME data was sent back, even though it may not be discovered yet. It is better to assume the worst in a case of potential data leakage.</text:p>
                </text:list-item>
                <text:list-item>
                  <text:p text:style-name="P12">DOS: Does not appear to be a goal.</text:p>
                </text:list-item>
                <text:list-item>
                  <text:p text:style-name="P12">Elevation of Privilege: This may be an issue, since it is unclear as to WHAT was sent, meaning a API key, a password, or anything else kept in directories or apps that are accessible to the user logged in. So the computer may be safe, this may potentially mean that the attackers are able to get additional app functionality they shouldnt have access to as a regular user.</text:p>
                </text:list-item>
              </text:list>
            </text:list-item>
          </text:list>
        </text:list-item>
      </text:list>
      <text:p text:style-name="P13"/>
      <text:p text:style-name="P13"/>
      <text:p text:style-name="P13"/>
      <text:p text:style-name="P13"/>
      <text:p text:style-name="P13"/>
      <text:p text:style-name="P13"/>
      <text:p text:style-name="P13"/>
      <text:p text:style-name="P13"/>
      <text:p text:style-name="P13"/>
      <text:list xml:id="list150216932359928" text:continue-numbering="true" text:style-name="L1">
        <text:list-item>
          <text:p text:style-name="P12"><text:soft-page-break/>Provide 2 references to computer security that you find in the non-technical space. For each of the 2 references:</text:p>
          <text:p text:style-name="P20">First Example: <text:a xlink:type="simple" xlink:href="https://www.cnbc.com/2021/03/09/microsoft-exchange-hack-explained.html" text:style-name="Internet_20_link" text:visited-style-name="Visited_20_Internet_20_Link">https://www.cnbc.com/2021/03/09/microsoft-exchange-hack-explained.html</text:a></text:p>
          <text:list>
            <text:list-item>
              <text:list>
                <text:list-item>
                  <text:list>
                    <text:list-item>
                      <text:list>
                        <text:list-header>
                          <text:p text:style-name="P20">Microsoft’s big email hack: What happened, who did it, and why it matters</text:p>
                        </text:list-header>
                      </text:list>
                    </text:list-item>
                  </text:list>
                </text:list-item>
              </text:list>
            </text:list-item>
          </text:list>
        </text:list-item>
      </text:list>
      <text:p text:style-name="P21"><text:tab/>Second Example: </text:p>
      <text:list xml:id="list150217710959734" text:continue-numbering="true" text:style-name="L1">
        <text:list-item>
          <text:list>
            <text:list-item>
              <text:p text:style-name="P12">Say how it relates to any of the CIA: confidentiality, integrity, availability:</text:p>
            </text:list-item>
          </text:list>
        </text:list-item>
      </text:list>
      <text:list xml:id="list3210363437" text:style-name="L2">
        <text:list-item>
          <text:list>
            <text:list-item>
              <text:list>
                <text:list-item>
                  <text:p text:style-name="P19"><text:span text:style-name="T10">Microsoft’s big email hack: What happened, who did it, and why it matters:</text:span></text:p>
                </text:list-item>
              </text:list>
            </text:list-item>
          </text:list>
        </text:list-item>
      </text:list>
      <text:list xml:id="list157162335" text:style-name="L3">
        <text:list-item>
          <text:list>
            <text:list-item>
              <text:list>
                <text:list-item>
                  <text:p text:style-name="P6"><text:span text:style-name="T2">C</text:span><text:span text:style-name="T1">onfidentialit</text:span><text:span text:style-name="T11">y:</text:span></text:p>
                  <text:list>
                    <text:list-item>
                      <text:p text:style-name="P23">Private email servers were breached, and able to be read by unauthorized users, and distributed as well. This breaks all confidentiality since all conversations were accessible to all unauthorized users of the companies that were breached.</text:p>
                    </text:list-item>
                  </text:list>
                </text:list-item>
                <text:list-item>
                  <text:p text:style-name="P22">Integrity:</text:p>
                  <text:list>
                    <text:list-item>
                      <text:p text:style-name="P23">Until the company patches the exchange servers, all ongoing communications are assumed to be read by 3<text:span text:style-name="T12">rd</text:span> parties and should not be trusted. Old conversations via email are assumed to be read.</text:p>
                    </text:list-item>
                  </text:list>
                </text:list-item>
                <text:list-item>
                  <text:p text:style-name="P22">Availability:</text:p>
                  <text:list>
                    <text:list-item>
                      <text:p text:style-name="P23">Many companies use Microsoft Exchange servers, so they are widely available.</text:p>
                    </text:list-item>
                  </text:list>
                </text:list-item>
              </text:list>
            </text:list-item>
          </text:list>
        </text:list-item>
      </text:list>
      <text:list xml:id="list150217055773402" text:continue-list="list150217710959734" text:style-name="L1">
        <text:list-item>
          <text:list>
            <text:list-item>
              <text:list>
                <text:list-item>
                  <text:p text:style-name="P18">second example</text:p>
                </text:list-item>
              </text:list>
            </text:list-item>
            <text:list-item>
              <text:p text:style-name="P18">Say how it relates to any of the STRIDE categories of threats:</text:p>
            </text:list-item>
          </text:list>
        </text:list-item>
      </text:list>
      <text:list xml:id="list1975965717" text:style-name="L6">
        <text:list-item>
          <text:list>
            <text:list-item>
              <text:list>
                <text:list-item>
                  <text:p text:style-name="P8"><text:span text:style-name="T7">Spoofing: </text:span><text:span text:style-name="T13">If the attacker has direct access to the servers, they do not need to spoof, just send and delete. The user and message would be “authentic” and sent from the real account, just a false user.</text:span></text:p>
                </text:list-item>
              </text:list>
            </text:list-item>
          </text:list>
        </text:list-item>
      </text:list>
      <text:list xml:id="list4183703842" text:style-name="L7">
        <text:list-item>
          <text:list>
            <text:list-item>
              <text:list>
                <text:list-item>
                  <text:p text:style-name="P14"><text:span text:style-name="T7">Tampering: </text:span><text:span text:style-name="T14">It does not appear that the attackers tampered with any files, rather just got access to them.</text:span></text:p>
                </text:list-item>
              </text:list>
            </text:list-item>
          </text:list>
        </text:list-item>
      </text:list>
      <text:list xml:id="list530080434" text:style-name="L9">
        <text:list-item>
          <text:list>
            <text:list-item>
              <text:list>
                <text:list-item>
                  <text:p text:style-name="P15">Repudiation: <text:span text:style-name="T15">None, as the group has not come out yet to claim the attack.</text:span></text:p>
                </text:list-item>
              </text:list>
            </text:list-item>
          </text:list>
        </text:list-item>
      </text:list>
      <text:list xml:id="list3355739746" text:style-name="L10">
        <text:list-item>
          <text:list>
            <text:list-item>
              <text:list>
                <text:list-item>
                  <text:p text:style-name="P16">Information Disclosure: <text:span text:style-name="T14">The emails that were read, and likely at least copied, were </text:span></text:p>
                </text:list-item>
              </text:list>
            </text:list-item>
          </text:list>
        </text:list-item>
      </text:list>
      <text:list xml:id="list1178876910" text:style-name="L11">
        <text:list-item>
          <text:list>
            <text:list-item>
              <text:list>
                <text:list-item>
                  <text:p text:style-name="P17">DOS: Does not appear to be a goal. <text:span text:style-name="T14">Continued communications were likely to be a goal.</text:span></text:p>
                </text:list-item>
              </text:list>
            </text:list-item>
          </text:list>
        </text:list-item>
      </text:list>
      <text:list xml:id="list1291799310" text:style-name="L5">
        <text:list-item>
          <text:list>
            <text:list-item>
              <text:list>
                <text:list-item>
                  <text:p text:style-name="P7"><text:span text:style-name="T9">Elevation of Privilege: </text:span><text:span text:style-name="T15">This may be a secondary goal, if login information or keys were sent via email, then the attackers would have that. Also, any documents as well.</text:span></text:p>
                </text:list-item>
              </text:list>
            </text:list-item>
          </text:list>
        </text:list-item>
      </text:list>
      <text:list xml:id="list150217729186297" text:continue-list="list150217055773402" text:style-name="L1">
        <text:list-item>
          <text:list>
            <text:list-item>
              <text:list>
                <text:list-item>
                  <text:p text:style-name="P18">second example</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3T12:11:15.753332661</meta:creation-date>
    <dc:date>2021-04-03T15:02:16.544220476</dc:date>
    <meta:editing-duration>PT1H48M14S</meta:editing-duration>
    <meta:editing-cycles>22</meta:editing-cycles>
    <meta:generator>LibreOffice/6.4.6.2$Linux_X86_64 LibreOffice_project/40$Build-2</meta:generator>
    <meta:document-statistic meta:table-count="0" meta:image-count="0" meta:object-count="0" meta:page-count="2" meta:paragraph-count="41" meta:word-count="758" meta:character-count="4274" meta:non-whitespace-character-count="3586"/>
  </office:meta>
</office:document-meta>
</file>